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LightCondensed" svg:font-family="Agenda-LightCondensed"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8319in" fo:margin-left="-0.075in" fo:margin-top="0in" fo:margin-bottom="0in" table:align="left" style:writing-mode="lr-tb"/>
    </style:style>
    <style:style style:name="Table1.A" style:family="table-column">
      <style:table-column-properties style:column-width="0.8833in"/>
    </style:style>
    <style:style style:name="Table1.B" style:family="table-column">
      <style:table-column-properties style:column-width="0.947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text-underline-style="solid" style:text-underline-width="auto" style:text-underline-color="font-color"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align="start" style:justify-single-word="false" fo:text-indent="0in" style:auto-text-indent="false">
        <style:tab-stops/>
      </style:paragraph-properties>
    </style:style>
    <style:style style:name="P5" style:family="paragraph" style:parent-style-name="Standard">
      <style:paragraph-properties fo:margin-left="0in" fo:margin-right="0in"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master-page-name="Standard">
      <style:paragraph-properties fo:margin-left="0in" fo:margin-right="0in" fo:text-indent="0in" style:auto-text-indent="false" style:page-number="auto"/>
    </style:style>
    <style:style style:name="P9" style:family="paragraph" style:parent-style-name="Heading_20_1">
      <style:paragraph-properties fo:margin-left="0in" fo:margin-right="0in" fo:text-indent="0in" style:auto-text-indent="false"/>
    </style:style>
    <style:style style:name="P10" style:family="paragraph" style:parent-style-name="Heading_20_3">
      <style:paragraph-properties fo:margin-left="0in" fo:margin-right="0in" fo:text-indent="0in" style:auto-text-indent="false">
        <style:tab-stops/>
      </style:paragraph-properties>
    </style:style>
    <style:style style:name="P11" style:family="paragraph" style:parent-style-name="Heading_20_2">
      <style:paragraph-properties fo:margin-left="0in" fo:margin-right="0in" fo:text-indent="0in" style:auto-text-indent="false"/>
    </style:style>
    <style:style style:name="P12" style:family="paragraph" style:parent-style-name="HTML_20_Preformatte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13"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0pt" fo:language="en" fo:country="US" style:font-size-asian="10pt" style:language-asian="en" style:country-asian="U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0pt" style:font-size-asian="10pt"/>
    </style:style>
    <style:style style:name="T6" style:family="text">
      <style:text-properties style:font-name="Times New Roman" fo:font-size="18pt" fo:language="en" fo:country="US" style:text-underline-style="none" style:font-size-asian="18pt" style:language-asian="en" style:country-asian="US"/>
    </style:style>
    <style:style style:name="T7" style:family="text">
      <style:text-properties style:font-name="Times New Roman" fo:font-size="12pt" fo:language="en" fo:country="US" fo:font-style="normal" style:font-size-asian="12pt" style:language-asian="en" style:country-asian="US" style:font-style-asian="normal"/>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his material is Open Game Content, and is licensed for public use under the terms of the Open Game License v1.0a.</text:span></text:p>
      <text:h text:style-name="P9" text:outline-level="1"><text:span text:style-name="T6">DEFENSE</text:span></text:h>
      <text:p text:style-name="P2"/>
      <text:p text:style-name="P1"><text:span text:style-name="T2">Defense represents how hard it is for opponents to land a solid, damaging blow on a character (or object). It’s the attack roll result that an opponent needs to achieve to hit a target. The average, unarmored civilian has a Defense of 10. A hero’s Defense is equal to:</text:span></text:p>
      <text:p text:style-name="P3"/>
      <text:p text:style-name="P1"><text:span text:style-name="T2">10 + Dexterity modifier + class bonus + equipment bonus + size modifier</text:span></text:p>
      <text:p text:style-name="P13"/>
      <text:h text:style-name="P11" text:outline-level="2"><text:span text:style-name="T3">Dexterity Modifier</text:span></text:h>
      <text:p text:style-name="P1"><text:span text:style-name="T2">If the character’s Dexterity is high, the character is particularly adept at dodging blows or gunfire. If the character’s Dexterity is low, the character is particularly inept at it. </text:span></text:p>
      <text:p text:style-name="P1"><text:span text:style-name="T2">Sometimes the character can’t use his or her Dexterity bonus. If the character can’t react to a blow, he or she can’t use his or her Dexterity bonus to Defense.</text:span></text:p>
      <text:h text:style-name="P11" text:outline-level="2"><text:span text:style-name="T3">Class Bonus</text:span></text:h>
      <text:p text:style-name="P1"><text:span text:style-name="T2">A character’s class and level grant an innate bonus to Defense. This bonus measures the character’s combat savvy and applies in all situations, even when the character is flat-footed or would lose his or her Dexterity bonus for some other reason.</text:span></text:p>
      <text:h text:style-name="P11" text:outline-level="2"><text:span text:style-name="T3">Equipment Bonus</text:span></text:h>
      <text:p text:style-name="P1"><text:span text:style-name="T2">If the character wears armor, it provides a bonus to the character’s Defense. This bonus represents the armor’s ability to protect the character from blows.</text:span></text:p>
      <text:p text:style-name="P1"><text:span text:style-name="T2">Armor provides a minimum bonus to anyone who wears it, but a character who is proficient in the use of a certain type of armor receives a larger bonus to Defense.</text:span></text:p>
      <text:p text:style-name="P1"><text:span text:style-name="T2">Sometimes the character can’t use the equipment’s bonus to Defense. If an attack will damage the character just by touching him or her, the character can’t add an equipment bonus (see Touch Attacks).</text:span></text:p>
      <text:h text:style-name="P11" text:outline-level="2"><text:span text:style-name="T3">Size Modifier</text:span></text:h>
      <text:p text:style-name="P1"><text:span text:style-name="T2">The bigger an opponent is, the easier it is to hit in combat. The smaller it is, the harder it is to hit. <text:s/>Size modifiers are shown on the Table below.</text:span></text:p>
      <text:p text:style-name="P12"/>
      <text:p text:style-name="P1"><text:span text:style-name="T4">Table: Size Modifiers</text:span></text:p>
      <table:table table:name="Table1" table:style-name="Table1">
        <table:table-column table:style-name="Table1.A"/>
        <table:table-column table:style-name="Table1.B"/>
        <text:soft-page-break/>
        <table:table-row table:style-name="Table1.1">
          <table:table-cell table:style-name="Table1.A1" office:value-type="string">
            <text:p text:style-name="P4"><text:span text:style-name="T1">Size</text:span></text:p>
          </table:table-cell>
          <table:table-cell table:style-name="Table1.A1" office:value-type="string">
            <text:h text:style-name="P10" text:outline-level="3"><text:span text:style-name="T1">Size Modifier</text:span></text:h>
          </table:table-cell>
        </table:table-row>
        <table:table-row table:style-name="Table1.1">
          <table:table-cell table:style-name="Table1.A2" office:value-type="string">
            <text:p text:style-name="P5"><text:span text:style-name="T5">Colossal</text:span></text:p>
          </table:table-cell>
          <table:table-cell table:style-name="Table1.A2" office:value-type="string">
            <text:p text:style-name="P7"><text:span text:style-name="T5">–8</text:span></text:p>
          </table:table-cell>
        </table:table-row>
        <table:table-row table:style-name="Table1.1">
          <table:table-cell table:style-name="Table1.A2" office:value-type="string">
            <text:p text:style-name="P1"><text:span text:style-name="T5">Gargantuan</text:span></text:p>
          </table:table-cell>
          <table:table-cell table:style-name="Table1.A2" office:value-type="string">
            <text:p text:style-name="P6"><text:span text:style-name="T5">–4</text:span></text:p>
          </table:table-cell>
        </table:table-row>
        <table:table-row table:style-name="Table1.1">
          <table:table-cell table:style-name="Table1.A2" office:value-type="string">
            <text:p text:style-name="P1"><text:span text:style-name="T5">Huge </text:span></text:p>
          </table:table-cell>
          <table:table-cell table:style-name="Table1.A2" office:value-type="string">
            <text:p text:style-name="P6"><text:span text:style-name="T5">–2</text:span></text:p>
          </table:table-cell>
        </table:table-row>
        <table:table-row table:style-name="Table1.1">
          <table:table-cell table:style-name="Table1.A2" office:value-type="string">
            <text:p text:style-name="P1"><text:span text:style-name="T5">Large </text:span></text:p>
          </table:table-cell>
          <table:table-cell table:style-name="Table1.A2" office:value-type="string">
            <text:p text:style-name="P6"><text:span text:style-name="T5">–1</text:span></text:p>
          </table:table-cell>
        </table:table-row>
        <table:table-row table:style-name="Table1.1">
          <table:table-cell table:style-name="Table1.A2" office:value-type="string">
            <text:p text:style-name="P1"><text:span text:style-name="T5">Medium-size</text:span></text:p>
          </table:table-cell>
          <table:table-cell table:style-name="Table1.A2" office:value-type="string">
            <text:p text:style-name="P6"><text:span text:style-name="T5">+0</text:span></text:p>
          </table:table-cell>
        </table:table-row>
        <table:table-row table:style-name="Table1.1">
          <table:table-cell table:style-name="Table1.A2" office:value-type="string">
            <text:p text:style-name="P1"><text:span text:style-name="T5">Small</text:span></text:p>
          </table:table-cell>
          <table:table-cell table:style-name="Table1.A2" office:value-type="string">
            <text:p text:style-name="P6"><text:span text:style-name="T5">+1</text:span></text:p>
          </table:table-cell>
        </table:table-row>
        <table:table-row table:style-name="Table1.1">
          <table:table-cell table:style-name="Table1.A2" office:value-type="string">
            <text:p text:style-name="P1"><text:span text:style-name="T5">Tiny </text:span></text:p>
          </table:table-cell>
          <table:table-cell table:style-name="Table1.A2" office:value-type="string">
            <text:p text:style-name="P6"><text:span text:style-name="T5">+2</text:span></text:p>
          </table:table-cell>
        </table:table-row>
        <table:table-row table:style-name="Table1.1">
          <table:table-cell table:style-name="Table1.A2" office:value-type="string">
            <text:p text:style-name="P1"><text:span text:style-name="T5">Diminutive </text:span></text:p>
          </table:table-cell>
          <table:table-cell table:style-name="Table1.A2" office:value-type="string">
            <text:p text:style-name="P6"><text:span text:style-name="T5">+4</text:span></text:p>
          </table:table-cell>
        </table:table-row>
        <table:table-row table:style-name="Table1.1">
          <table:table-cell table:style-name="Table1.A10" office:value-type="string">
            <text:p text:style-name="P5"><text:span text:style-name="T5">Fine </text:span></text:p>
          </table:table-cell>
          <table:table-cell table:style-name="Table1.A10" office:value-type="string">
            <text:p text:style-name="P7"><text:span text:style-name="T5">+8</text:span></text:p>
          </table:table-cell>
        </table:table-row>
      </table:table>
      <text:p text:style-name="P3"/>
      <text:h text:style-name="P11" text:outline-level="2"><text:span text:style-name="T3">Other Modifiers</text:span></text:h>
      <text:p text:style-name="P1"><text:span text:style-name="T2">Other factors can add to Defense.</text:span></text:p>
      <text:p text:style-name="P1"><text:span text:style-name="T2">Feats: Some feats give a bonus to Defense.</text:span></text:p>
      <text:p text:style-name="P1"><text:span text:style-name="T2">Natural Armor: Some creatures have natural armor, which usually consists of scales, fur, or layers of thick muscle. </text:span></text:p>
      <text:p text:style-name="P1"><text:span text:style-name="T2">Dodge Bonuses: Some other Defense bonuses represent actively avoiding blows. These bonuses are called dodge bo­nus­es. Any situation that denies the character his or her Dexterity bonus also denies the character dodge bonuses. Unlike most sorts of bonuses, dodge bonuses stack with each other.</text:span></text:p>
      <text:p text:style-name="P1"><text:span text:style-name="T2">Magical Effects: Some campaigns may include magic. Some magical effects offer enhancement bonuses to armor (making it more effective) or deflection bonuses that ward off attacks.</text:span></text:p>
      <text:p text:style-name="P2"/>
      <text:h text:style-name="P11" text:outline-level="2"><text:span text:style-name="T7">Touch Attacks</text:span></text:h>
      <text:p text:style-name="P1"><text:span text:style-name="T2">Some attacks disregard armor. <text:s/>In these cases, the attacker makes a touch attack roll (either a ranged touch attack roll or a melee touch attack roll). The attacker makes his or her attack roll as normal, but the character’s Defense does not include any equipment bonus or armor bonus. All other modifiers, such as class bonus, Dexterity modifier, and size modifier, apply norm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LightCondensed" svg:font-family="Agenda-LightCondensed"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HTML_20_Preformatted" style:display-name="HTML Preformatted" style:family="paragraph" style:parent-style-name="Standard"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Symbol" style:font-family-asian="Symbol" style:font-family-generic-asian="system" style:font-pitch-asian="variable" style:font-size-asian="10.5pt" style:language-asian="en" style:country-asian="US" style:font-name-complex="Wingdings" style:font-family-complex="Wingdings"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Symbol" style:font-family-asian="Symbol" style:font-family-generic-asian="system" style:font-pitch-asian="variable" style:font-size-asian="18pt" style:language-asian="en" style:country-asian="US" style:font-name-complex="Wingdings" style:font-family-complex="Wingdings"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1.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2.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ense</dc:title>
    <dc:subject>MSRD</dc:subject>
    <meta:initial-creator>AKSmith</meta:initial-creator>
    <meta:creation-date>2002-09-05T11:35:00</meta:creation-date>
    <dc:date>2003-08-27T10:10:00</dc:date>
    <meta:editing-cycles>10</meta:editing-cycles>
    <meta:editing-duration>PT14S</meta:editing-duration>
    <meta:document-statistic meta:table-count="1" meta:image-count="0" meta:object-count="0" meta:page-count="2" meta:paragraph-count="44" meta:word-count="505" meta:character-count="2968" meta:non-whitespace-character-count="2498"/>
    <meta:generator>LibreOffice/5.4.6.2$Linux_X86_64 LibreOffice_project/40m0$Build-2</meta:generator>
    <meta:user-defined meta:name="Company">Wizards of the Coast</meta:user-defined>
    <meta:user-defined meta:name="Operator">AKSmith</meta:user-defined>
  </office:meta>
</office:document-meta>
</file>